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text-properties officeooo:rsid="00224058" officeooo:paragraph-rsid="00224058"/>
    </style:style>
    <style:style style:name="P2" style:family="paragraph" style:parent-style-name="Heading_20_2">
      <style:text-properties officeooo:rsid="00224058" officeooo:paragraph-rsid="00224058"/>
    </style:style>
    <style:style style:name="P3" style:family="paragraph" style:parent-style-name="Standard">
      <style:text-properties fo:font-size="22pt" style:text-underline-style="none" officeooo:rsid="0018a464" officeooo:paragraph-rsid="0018a464" style:font-size-asian="19.25pt" style:font-size-complex="22pt"/>
    </style:style>
    <style:style style:name="P4" style:family="paragraph" style:parent-style-name="Heading" style:list-style-name="L9">
      <style:text-properties officeooo:paragraph-rsid="001ebf4d"/>
    </style:style>
    <style:style style:name="P5" style:family="paragraph" style:parent-style-name="Text_20_body" style:list-style-name="L1">
      <style:text-properties officeooo:paragraph-rsid="001b1c7e"/>
    </style:style>
    <style:style style:name="P6" style:family="paragraph" style:parent-style-name="Text_20_body" style:list-style-name="L1">
      <style:text-properties officeooo:rsid="00198c57" officeooo:paragraph-rsid="00198c57"/>
    </style:style>
    <style:style style:name="P7" style:family="paragraph" style:parent-style-name="Text_20_body" style:list-style-name="L2">
      <style:text-properties officeooo:rsid="001b1c7e" officeooo:paragraph-rsid="001b1c7e"/>
    </style:style>
    <style:style style:name="P8" style:family="paragraph" style:parent-style-name="Text_20_body" style:list-style-name="L3">
      <style:text-properties officeooo:rsid="001b1c7e" officeooo:paragraph-rsid="001b1c7e"/>
    </style:style>
    <style:style style:name="P9" style:family="paragraph" style:parent-style-name="Text_20_body" style:list-style-name="L4">
      <style:text-properties officeooo:rsid="001bdfc9" officeooo:paragraph-rsid="001bdfc9"/>
    </style:style>
    <style:style style:name="P10" style:family="paragraph" style:parent-style-name="Text_20_body" style:list-style-name="L5">
      <style:text-properties officeooo:rsid="001bdfc9" officeooo:paragraph-rsid="001bdfc9"/>
    </style:style>
    <style:style style:name="P11" style:family="paragraph" style:parent-style-name="Text_20_body" style:list-style-name="L6">
      <style:text-properties officeooo:rsid="001bdfc9" officeooo:paragraph-rsid="001bdfc9"/>
    </style:style>
    <style:style style:name="P12" style:family="paragraph" style:parent-style-name="Text_20_body" style:list-style-name="L7">
      <style:text-properties officeooo:rsid="001db3b9" officeooo:paragraph-rsid="001db3b9"/>
    </style:style>
    <style:style style:name="P13" style:family="paragraph" style:parent-style-name="Text_20_body" style:list-style-name="L8">
      <style:text-properties officeooo:rsid="001db3b9" officeooo:paragraph-rsid="001db3b9"/>
    </style:style>
    <style:style style:name="P14" style:family="paragraph" style:parent-style-name="Text_20_body" style:list-style-name="L8">
      <style:text-properties officeooo:paragraph-rsid="001db3b9"/>
    </style:style>
    <style:style style:name="P15" style:family="paragraph" style:parent-style-name="Text_20_body" style:list-style-name="L9">
      <style:text-properties style:font-name="Liberation Serif" fo:font-size="12pt" officeooo:paragraph-rsid="001ebf4d" style:font-size-asian="12pt" style:font-size-complex="12pt"/>
    </style:style>
    <style:style style:name="P16" style:family="paragraph" style:parent-style-name="Text_20_body">
      <style:text-properties fo:color="#000000" style:font-name="Liberation Serif" style:text-underline-style="none" officeooo:rsid="001ebf4d" officeooo:paragraph-rsid="001ebf4d"/>
    </style:style>
    <style:style style:name="P17" style:family="paragraph" style:parent-style-name="Text_20_body" style:list-style-name="L10"/>
    <style:style style:name="P18" style:family="paragraph" style:parent-style-name="Text_20_body" style:list-style-name="L11">
      <style:paragraph-properties fo:orphans="2" fo:widows="2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9" style:family="paragraph" style:parent-style-name="Text_20_body" style:list-style-name="L13">
      <style:text-properties officeooo:rsid="002083c7" officeooo:paragraph-rsid="002083c7"/>
    </style:style>
    <style:style style:name="P20" style:family="paragraph" style:parent-style-name="Text_20_body">
      <style:text-properties officeooo:paragraph-rsid="00224058"/>
    </style:style>
    <style:style style:name="P21" style:family="paragraph" style:parent-style-name="Text_20_body" style:list-style-name="L14">
      <style:paragraph-properties fo:orphans="2" fo:widows="2"/>
    </style:style>
    <style:style style:name="P22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fo:background-color="#e7e9eb" loext:padding="0cm" loext:border="none"/>
    </style:style>
    <style:style style:name="P23" style:family="paragraph" style:parent-style-name="Text_20_body" style:list-style-name="L1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24" style:family="paragraph" style:parent-style-name="Text_20_body" style:list-style-name="L14">
      <style:paragraph-properties fo:margin-top="0cm" fo:margin-bottom="0cm" loext:contextual-spacing="false" fo:orphans="2" fo:widows="2"/>
    </style:style>
    <style:style style:name="T1" style:family="text">
      <style:text-properties fo:font-size="28pt" style:text-underline-style="solid" style:text-underline-width="auto" style:text-underline-color="font-color" officeooo:rsid="0018a464" style:font-size-asian="24.5pt" style:font-size-complex="28pt"/>
    </style:style>
    <style:style style:name="T2" style:family="text">
      <style:text-properties officeooo:rsid="001b1c7e"/>
    </style:style>
    <style:style style:name="T3" style:family="text">
      <style:text-properties officeooo:rsid="001bdfc9"/>
    </style:style>
    <style:style style:name="T4" style:family="text">
      <style:text-properties officeooo:rsid="001db3b9"/>
    </style:style>
    <style:style style:name="T5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9" style:family="text">
      <style:text-properties fo:font-variant="normal" fo:text-transform="none" fo:color="#000000" style:font-name="Liberation Serif" fo:font-size="11.25pt" fo:letter-spacing="normal" fo:font-style="normal" fo:font-weight="normal"/>
    </style:style>
    <style:style style:name="T10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fo:font-variant="normal" fo:text-transform="none" fo:color="#000000" fo:letter-spacing="normal" fo:font-style="normal" fo:font-weight="normal" officeooo:rsid="001ebf4d"/>
    </style:style>
    <style:style style:name="T13" style:family="text">
      <style:text-properties fo:font-variant="normal" fo:text-transform="none" fo:color="#000000" fo:font-size="11.25pt" fo:letter-spacing="normal" fo:font-style="normal" fo:font-weight="normal"/>
    </style:style>
    <style:style style:name="T14" style:family="text">
      <style:text-properties fo:font-variant="normal" fo:text-transform="none" fo:color="#dc143c" style:font-name="Consolas" fo:font-size="11.2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dc143c" fo:font-size="11.2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dc143c" style:font-name="Liberation Serif" fo:font-size="11.2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dc143c" style:font-name="Liberation Serif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dc143c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19" style:family="text">
      <style:text-properties fo:font-variant="normal" fo:text-transform="none" fo:font-size="11.25pt" fo:letter-spacing="normal" fo:font-style="normal" fo:font-weight="normal"/>
    </style:style>
    <style:style style:name="T20" style:family="text">
      <style:text-properties fo:font-variant="normal" fo:text-transform="none" fo:font-size="11.25pt" fo:letter-spacing="normal" fo:font-style="normal" fo:font-weight="normal" officeooo:rsid="002083c7"/>
    </style:style>
    <style:style style:name="T21" style:family="text">
      <style:text-properties fo:font-variant="normal" fo:text-transform="none" fo:letter-spacing="normal"/>
    </style:style>
    <style:style style:name="T22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24" style:family="text">
      <style:text-properties officeooo:rsid="002240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8cm" fo:text-indent="-0.635cm" fo:margin-left="1.4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3cm" fo:text-indent="-0.635cm" fo:margin-left="2.04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8cm" fo:text-indent="-0.635cm" fo:margin-left="2.67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3cm" fo:text-indent="-0.635cm" fo:margin-left="3.31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8cm" fo:text-indent="-0.635cm" fo:margin-left="3.94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3cm" fo:text-indent="-0.635cm" fo:margin-left="4.58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8cm" fo:text-indent="-0.635cm" fo:margin-left="5.2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3cm" fo:text-indent="-0.635cm" fo:margin-left="5.85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8cm" fo:text-indent="-0.635cm" fo:margin-left="6.48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3cm" fo:text-indent="-0.635cm" fo:margin-left="7.123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6"/><text:span text:style-name="T1">Day 2 Task</text:span></text:p>
      <text:p text:style-name="P3"><text:tab/><text:tab/><text:tab/><text:tab/><text:tab/><text:tab/><text:tab/>TOPIC : - HTML </text:p>
      <text:p text:style-name="P3"/>
      <text:h text:style-name="Heading_20_2" text:outline-level="2">Introduction : </text:h>
      <text:list xml:id="list3111100880" text:style-name="L1">
        <text:list-item>
          <text:p text:style-name="P6">HTML <text:s/>stands for Hyper Text Markup Language and it is used for creating static web pages.</text:p>
        </text:list-item>
        <text:list-item>
          <text:p text:style-name="P5"><text:span text:style-name="T2">HTML <text:s/>was created by Tim Berners Lee in 1991 but “HTML 2.0” was the first standard HTML specification which was published in 1995.</text:span></text:p>
        </text:list-item>
      </text:list>
      <text:h text:style-name="Heading_20_2" text:outline-level="2">Hyper Text :</text:h>
      <text:list xml:id="list1612898529" text:style-name="L2">
        <text:list-item>
          <text:p text:style-name="P7">It is the way in which Web Pages are link together. Thus, the link available in web pages is known as Hyper Text.</text:p>
        </text:list-item>
      </text:list>
      <text:h text:style-name="Heading_20_2" text:outline-level="2">Markup Language :</text:h>
      <text:list xml:id="list4105482880" text:style-name="L3">
        <text:list-item>
          <text:p text:style-name="P8">We use HTML to simply “mark-up” a text document with tags that tell a web browser how to structure it to display.</text:p>
        </text:list-item>
      </text:list>
      <text:h text:style-name="Heading_20_2" text:outline-level="2">Characteristics <text:span text:style-name="T3">o</text:span>f HTML:</text:h>
      <text:list xml:id="list2002940031" text:style-name="L4">
        <text:list-item>
          <text:p text:style-name="P9">HTML is used to create web pages.</text:p>
        </text:list-item>
        <text:list-item>
          <text:p text:style-name="P9">HTML used many tags to make web pages. So it is a tag based language.</text:p>
        </text:list-item>
        <text:list-item>
          <text:p text:style-name="P9">The tags of HTML are surroundes by angular brackets “&lt;&gt;”.</text:p>
        </text:list-item>
      </text:list>
      <text:h text:style-name="Heading_20_2" text:outline-level="2">Advantages of HTML:</text:h>
      <text:list xml:id="list1564171569" text:style-name="L5">
        <text:list-item>
          <text:p text:style-name="P10">It is widely used.</text:p>
        </text:list-item>
        <text:list-item>
          <text:p text:style-name="P10">Every browser supports HTML.</text:p>
        </text:list-item>
        <text:list-item>
          <text:p text:style-name="P10">Easy to learn and use.</text:p>
        </text:list-item>
      </text:list>
      <text:h text:style-name="Heading_20_2" text:outline-level="2">Disadvantages of HTML:</text:h>
      <text:list xml:id="list2165674312" text:style-name="L6">
        <text:list-item>
          <text:p text:style-name="P11">It can create only static and plain pages so if we need to make dynamic page then HTML is not enough.</text:p>
        </text:list-item>
        <text:list-item>
          <text:p text:style-name="P11">Security feature are not good in HTML.</text:p>
        </text:list-item>
      </text:list>
      <text:h text:style-name="Heading_20_2" text:outline-level="2">Start with HTML :</text:h>
      <text:list xml:id="list1661276164" text:style-name="L7">
        <text:list-item>
          <text:p text:style-name="P12">HTML is a interpreted programming Language where the codes are run in browser because browser contain a parser which converts the text codes into its appropriate meaning and display the output on the <text:s/>browser. </text:p>
        </text:list-item>
      </text:list>
      <text:h text:style-name="Heading_20_2" text:outline-level="2"><text:soft-page-break/>Steps to write and run html:</text:h>
      <text:list xml:id="list884811895" text:style-name="L8">
        <text:list-item>
          <text:p text:style-name="P13">Open any editor like notepad.</text:p>
        </text:list-item>
        <text:list-item>
          <text:p text:style-name="P13">Write code.</text:p>
        </text:list-item>
        <text:list-item>
          <text:p text:style-name="P13">Save file with extension “.html” or “.htm”.</text:p>
        </text:list-item>
        <text:list-item>
          <text:p text:style-name="P14"><text:span text:style-name="T4">Double click on the file to view the output.</text:span></text:p>
        </text:list-item>
      </text:list>
      <text:h text:style-name="Heading_20_2" text:outline-level="2">Types of tag:</text:h>
      <text:list xml:id="list2877864848" text:style-name="L13">
        <text:list-item>
          <text:p text:style-name="P19">Singular tag : <text:s/>&lt;br&gt;</text:p>
        </text:list-item>
        <text:list-item>
          <text:p text:style-name="P19">Paired tag : once the tag is opened it must be closed with the help of “/” in the tag.</text:p>
        </text:list-item>
      </text:list>
      <text:h text:style-name="Heading_20_2" text:outline-level="2">Structure of elements of HTML :</text:h>
      <text:h text:style-name="Heading_20_2" text:outline-level="2">HTML Images:</text:h>
      <text:h text:style-name="Heading_20_3" text:outline-level="3">&lt;img&gt; tag:</text:h>
      <text:list xml:id="list2218134051" text:style-name="L10">
        <text:list-item>
          <text:p text:style-name="P17"><text:span text:style-name="T7">The </text:span><text:span text:style-name="Source_20_Text"><text:span text:style-name="T8">&lt;img&gt; </text:span></text:span><text:span text:style-name="T7">tag has two required attributes:</text:span></text:p>
        </text:list-item>
        <text:list-item text:style-override="L11">
          <text:p text:style-name="P23">src - Specifies the path to the image</text:p>
        </text:list-item>
        <text:list-item text:style-override="L11">
          <text:p text:style-name="P18">alt - Specifies an alternate text for the image</text:p>
        </text:list-item>
        <text:list-item>
          <text:p text:style-name="P17"/>
        </text:list-item>
      </text:list>
      <text:h text:style-name="Heading_20_3" text:outline-level="3">&lt;picture&gt; tag:</text:h>
      <text:list xml:id="list2084683215" text:style-name="L9">
        <text:list-item>
          <text:p text:style-name="P4"><text:span text:style-name="T6">display different pictures for different devices or screen sizes.</text:span></text:p>
        </text:list-item>
        <text:list-item>
          <text:p text:style-name="P15"><text:span text:style-name="T11">The </text:span><text:span text:style-name="T12">&lt;picture&gt; </text:span><text:span text:style-name="T11">element contains one or more </text:span><text:span text:style-name="T12">&lt;source&gt; </text:span><text:span text:style-name="T11">elements, each referring to different images through the </text:span><text:span text:style-name="T12">&lt;srcset&gt; </text:span><text:span text:style-name="T11">attribute. This way the browser can choose the image that best fits the current view and/or device.</text:span></text:p>
        </text:list-item>
        <text:list-item>
          <text:p text:style-name="P15"><text:span text:style-name="T11">Each</text:span><text:span text:style-name="T12">&lt;source&gt; </text:span><text:span text:style-name="T11">element has a </text:span><text:span text:style-name="T12">&lt;media&gt; </text:span><text:span text:style-name="T11">attribute that defines when the image is the most suitable.</text:span></text:p>
        </text:list-item>
      </text:list>
      <text:p text:style-name="Heading">Syntax: </text:p>
      <text:p text:style-name="P16"><text:span text:style-name="T19">&lt;picture&gt;</text:span><text:line-break/><text:span text:style-name="T21"> <text:s/></text:span><text:span text:style-name="T19">&lt;source media="(min-width: 650px)" srcset="</text:span><text:span text:style-name="T20">dog</text:span><text:span text:style-name="T19">.jpg"&gt;</text:span><text:line-break/><text:span text:style-name="T21"> <text:s/></text:span><text:span text:style-name="T19">&lt;source media="(min-width: 465px)" srcset="</text:span><text:span text:style-name="T20">flower</text:span><text:span text:style-name="T19">.jpg"&gt;</text:span><text:line-break/><text:span text:style-name="T19">&lt;/picture&gt;</text:span></text:p>
      <text:h text:style-name="P2" text:outline-level="2"><text:soft-page-break/>HTML Links:</text:h>
      <text:h text:style-name="P1" text:outline-level="3">Target attribute:</text:h>
      <text:p text:style-name="P20"><text:span text:style-name="T24">Target attribute decide where we want to open our link file either in the same tab or different tab. It having some values below:</text:span></text:p>
      <text:list xml:id="list3297491834" text:style-name="L14">
        <text:list-item>
          <text:p text:style-name="P24"><text:span text:style-name="Source_20_Text"><text:span text:style-name="T8">_self</text:span></text:span><text:span text:style-name="T7"> - Default. Opens the document in the same window/tab as it was clicked</text:span></text:p>
        </text:list-item>
        <text:list-item>
          <text:p text:style-name="P24"><text:span text:style-name="Source_20_Text"><text:span text:style-name="T8">_blank</text:span></text:span><text:span text:style-name="T7"> - Opens the document in a new window or tab</text:span></text:p>
        </text:list-item>
        <text:list-item>
          <text:p text:style-name="P24"><text:span text:style-name="Source_20_Text"><text:span text:style-name="T8">_parent</text:span></text:span><text:span text:style-name="T7"> - Opens the document in the parent frame</text:span></text:p>
        </text:list-item>
        <text:list-item>
          <text:p text:style-name="P21"><text:span text:style-name="Source_20_Text"><text:span text:style-name="T8">_top</text:span></text:span><text:span text:style-name="T7"> - Opens the document in the full body of the window</text:span></text:p>
        </text:list-item>
      </text:list>
      <text:p text:style-name="P22"/>
      <text:p text:style-name="P20"/>
      <text:p text:style-name="P16"><text:span text:style-name="T19"/></text:p>
      <text:p text:style-name="P16"><text:span text:style-name="T19"/></text:p>
      <text:list xml:id="list190824132103894" text:continue-list="list3111100880" text:style-name="L1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21:48:08.897335733</meta:creation-date>
    <dc:date>2022-01-07T19:08:22.504946294</dc:date>
    <meta:editing-duration>PT2H12M50S</meta:editing-duration>
    <meta:editing-cycles>1</meta:editing-cycles>
    <meta:document-statistic meta:table-count="0" meta:image-count="0" meta:object-count="0" meta:page-count="3" meta:paragraph-count="51" meta:word-count="488" meta:character-count="2642" meta:non-whitespace-character-count="2162"/>
    <meta:generator>LibreOffice/6.0.7.3$Linux_X86_64 LibreOffice_project/00m0$Build-3</meta:generator>
  </office:meta>
</office:document-meta>
</file>